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70000014E37B9FE4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 Unicode MS2" svg:font-family="'Arial Unicode MS'" style:font-family-generic="modern" style:font-pitch="fixed"/>
    <style:font-face style:name="Verdana2" svg:font-family="Verdana" style:font-family-generic="modern" style:font-pitch="fixed"/>
    <style:font-face style:name="Calibri" svg:font-family="Calibri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Arial Unicode MS1" svg:font-family="'Arial Unicode MS'" style:font-family-generic="modern" style:font-pitch="variable"/>
    <style:font-face style:name="Droid Sans Fallback1" svg:font-family="'Droid Sans Fallback'" style:font-family-generic="modern" style:font-pitch="variable"/>
    <style:font-face style:name="Verdana1" svg:font-family="Verdana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Dashed_20__28_var_29__20_4" svg:stroke-width="0cm" svg:stroke-color="#000000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cm" svg:stroke-color="#000000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053cm" svg:stroke-color="#000000" draw:fill="solid" draw:fill-color="#fac090" draw:textarea-vertical-align="top" draw:auto-grow-height="true" draw:fit-to-size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.676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a5f8b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1.524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.592cm" fo:min-width="9.707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.592cm" fo:min-width="7.878cm" fo:padding-top="0.125cm" fo:padding-bottom="0.125cm" fo:padding-left="0.25cm" fo:padding-right="0.25cm" fo:wrap-option="no-wrap"/>
    </style:style>
    <style:style style:name="gr13" style:family="graphic" style:parent-style-name="Betegarririk_20_eta_20_marrarik_20_gabeko_20_objektu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>
      <style:graphic-properties style:protect="size"/>
    </style:style>
    <style:style style:name="gr15" style:family="graphic">
      <style:graphic-properties draw:stroke="dash" draw:stroke-dash="Dashed_20__28_var_29__20_4" svg:stroke-width="0cm" svg:stroke-color="#000000" draw:fill="none" draw:textarea-vertical-align="top" draw:auto-grow-height="true" draw:fit-to-size="false" fo:min-height="0.34cm" fo:padding-top="0.125cm" fo:padding-bottom="0.125cm" fo:padding-left="0.25cm" fo:padding-right="0.25cm" fo:wrap-option="wrap"/>
    </style:style>
    <style:style style:name="gr16" style:family="graphic">
      <style:graphic-properties draw:stroke="solid" svg:stroke-width="0cm" svg:stroke-color="#000000" draw:fill="none" draw:textarea-vertical-align="top" draw:auto-grow-height="true" draw:fit-to-size="false" fo:min-height="0.34cm" fo:min-width="8.437cm" fo:padding-top="0.125cm" fo:padding-bottom="0.125cm" fo:padding-left="0.25cm" fo:padding-right="0.25cm" fo:wrap-option="no-wrap"/>
    </style:style>
    <style:style style:name="gr17" style:family="graphic">
      <style:graphic-properties draw:stroke="solid" svg:stroke-width="0.053cm" svg:stroke-color="#000000" draw:fill="solid" draw:fill-color="#fac090" draw:textarea-vertical-align="top" draw:auto-grow-height="true" draw:fit-to-size="false" fo:min-height="0.425cm" fo:min-width="1.338cm" fo:padding-top="0.125cm" fo:padding-bottom="0.125cm" fo:padding-left="0.25cm" fo:padding-right="0.25cm" fo:wrap-option="no-wrap"/>
    </style:style>
    <style:style style:name="gr18" style:family="graphic">
      <style:graphic-properties draw:stroke="solid" svg:stroke-width="0.053cm" svg:stroke-color="#000000" draw:fill="solid" draw:fill-color="#fac090" draw:textarea-vertical-align="top" draw:auto-grow-height="true" draw:fit-to-size="false" fo:min-height="0.425cm" fo:min-width="2.633cm" fo:padding-top="0.125cm" fo:padding-bottom="0.125cm" fo:padding-left="0.25cm" fo:padding-right="0.25cm" fo:wrap-option="no-wrap"/>
    </style:style>
    <style:style style:name="gr19" style:family="graphic">
      <style:graphic-properties draw:stroke="none" svg:stroke-width="0cm" draw:fill="none" draw:textarea-vertical-align="top" draw:auto-grow-height="true" draw:fit-to-size="false" fo:min-height="0.676cm" fo:padding-top="0.125cm" fo:padding-bottom="0.125cm" fo:padding-left="0.25cm" fo:padding-right="0.25cm" fo:wrap-option="wrap"/>
    </style:style>
    <style:style style:name="gr20" style:family="graphic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1" style:family="graphic">
      <style:graphic-properties draw:stroke="none" svg:stroke-width="0cm" draw:fill="none" draw:textarea-vertical-align="top" draw:auto-grow-height="true" draw:fit-to-size="false" fo:min-height="0.34cm" fo:padding-top="0.125cm" fo:padding-bottom="0.125cm" fo:padding-left="0.25cm" fo:padding-right="0.25cm" fo:wrap-option="wrap"/>
    </style:style>
    <style:style style:name="gr22" style:family="graphic">
      <style:graphic-properties draw:stroke="none" svg:stroke-width="0cm" draw:fill="none" draw:textarea-vertical-align="top" draw:auto-grow-height="true" draw:fit-to-size="false" fo:min-height="0.34cm" fo:min-width="1.621cm" fo:padding-top="0.125cm" fo:padding-bottom="0.125cm" fo:padding-left="0.25cm" fo:padding-right="0.25cm" fo:wrap-option="no-wrap"/>
    </style:style>
    <style:style style:name="gr23" style:family="graphic">
      <style:graphic-properties draw:stroke="none" svg:stroke-width="0cm" draw:fill="none" draw:textarea-vertical-align="top" draw:auto-grow-height="true" draw:fit-to-size="false" fo:min-height="0.34cm" fo:min-width="7.023cm" fo:padding-top="0.125cm" fo:padding-bottom="0.125cm" fo:padding-left="0.25cm" fo:padding-right="0.25cm" fo:wrap-option="no-wrap"/>
    </style:style>
    <style:style style:name="gr24" style:family="graphic">
      <style:graphic-properties draw:stroke="none" svg:stroke-width="0cm" draw:fill="none" draw:textarea-vertical-align="top" draw:auto-grow-height="true" draw:fit-to-size="false" fo:min-height="0.34cm" fo:min-width="1.27cm" fo:padding-top="0.125cm" fo:padding-bottom="0.125cm" fo:padding-left="0.25cm" fo:padding-right="0.25cm" fo:wrap-option="no-wrap"/>
    </style:style>
    <style:style style:name="gr25" style:family="graphic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6" style:family="graphic">
      <style:graphic-properties draw:stroke="solid" svg:stroke-width="0.035cm" svg:stroke-color="#3a5f8b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7" style:family="graphic">
      <style:graphic-properties draw:stroke="none" svg:stroke-width="0cm" draw:fill="none" draw:textarea-vertical-align="top" draw:auto-grow-height="true" draw:fit-to-size="false" fo:min-height="0.592cm" fo:min-width="7.878cm" fo:padding-top="0.125cm" fo:padding-bottom="0.125cm" fo:padding-left="0.25cm" fo:padding-right="0.25cm" fo:wrap-option="no-wrap"/>
    </style:style>
    <style:style style:name="gr28" style:family="graphic">
      <style:graphic-properties draw:stroke="none" svg:stroke-width="0cm" draw:fill="none" draw:textarea-vertical-align="top" draw:auto-grow-height="true" draw:fit-to-size="false" fo:min-height="0.592cm" fo:min-width="9.707cm" fo:padding-top="0.125cm" fo:padding-bottom="0.125cm" fo:padding-left="0.25cm" fo:padding-right="0.25cm" fo:wrap-option="no-wrap"/>
    </style:style>
    <style:style style:name="gr29" style:family="graphic">
      <style:graphic-properties draw:stroke="none" svg:stroke-width="0cm" draw:fill="none" draw:textarea-vertical-align="top" draw:auto-grow-height="true" draw:fit-to-size="false" fo:min-height="1.524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true" draw:fit-to-size="false" fo:min-height="0.34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cm" draw:fill="none" draw:textarea-vertical-align="top" draw:auto-grow-height="true" draw:fit-to-size="false" fo:min-height="0.34cm" fo:min-width="1.621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none" svg:stroke-width="0cm" draw:fill="none" draw:textarea-vertical-align="top" draw:auto-grow-height="true" draw:fit-to-size="false" fo:min-height="0.34cm" fo:min-width="7.023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none" svg:stroke-width="0cm" draw:fill="none" draw:textarea-vertical-align="top" draw:auto-grow-height="true" draw:fit-to-size="false" fo:min-height="0.34cm" fo:min-width="1.27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none" svg:stroke-width="0cm" draw:fill="none" draw:textarea-vertical-align="top" draw:auto-grow-height="true" draw:fit-to-size="false" fo:min-height="0.509cm" fo:min-width="5.906cm" fo:padding-top="0.125cm" fo:padding-bottom="0.125cm" fo:padding-left="0.25cm" fo:padding-right="0.25cm" fo:wrap-option="no-wrap"/>
    </style:style>
    <style:style style:name="pr1" style:family="presentation" style:parent-style-name="En_20_blanco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6pt" style:font-size-complex="16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Unicode MS" fo:font-size="8pt" fo:letter-spacing="normal" fo:font-style="normal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10pt" fo:letter-spacing="normal" fo:font-style="normal" style:text-underline-style="none" fo:font-weight="bold" style:font-name-asian="Verdana2" style:font-size-asian="10pt" style:font-style-asian="normal" style:font-weight-asian="bold" style:font-name-complex="Verdana" style:font-size-complex="1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 Unicode MS" fo:font-size="8pt" fo:letter-spacing="normal" fo:font-style="normal" style:text-underline-style="none" fo:font-weight="normal" style:font-name-asian="Arial Unicode MS2" style:font-size-asian="8pt" style:font-style-asian="normal" style:font-weight-asian="normal" style:font-name-complex="Arial Unicode MS" style:font-size-complex="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 Unicode MS" fo:font-size="8pt" fo:letter-spacing="normal" fo:font-style="normal" style:text-underline-style="none" fo:font-weight="normal" style:font-name-asian="Arial Unicode MS2" style:font-size-asian="8pt" style:font-style-asian="normal" style:font-weight-asian="normal" style:font-name-complex="Arial" style:font-size-complex="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 Unicode MS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 Unicode MS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n_20_blanco" presentation:presentation-page-layout-name="AL1T0">
        <draw:custom-shape draw:name="8 Rectángulo" draw:style-name="gr1" draw:text-style-name="P2" draw:layer="layout" svg:width="6.363cm" svg:height="0.589cm" svg:x="2.098cm" svg:y="2.009cm">
          <text:p text:style-name="P1"><text:span text:style-name="T1">http://localhost:8080/resource/Prot_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Rectángulo" draw:style-name="gr2" draw:text-style-name="P2" draw:layer="layout" svg:width="8.936cm" svg:height="0.589cm" svg:x="14.767cm" svg:y="3.511cm">
          <text:p text:style-name="P1"><text:span text:style-name="T1">DESCRIBE &lt;http://genomic_resources.eu/resource/Prot_B&gt;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0 Rectángulo" draw:style-name="gr3" draw:text-style-name="P2" draw:layer="layout" svg:width="1.837cm" svg:height="0.674cm" svg:x="11.905cm" svg:y="3.467cm">
          <text:p text:style-name="P3"><text:span text:style-name="T3">PUBB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 Rectángulo" draw:style-name="gr3" draw:text-style-name="P2" draw:layer="layout" svg:width="3.132cm" svg:height="0.674cm" svg:x="17.689cm" svg:y="5.703cm">
          <text:p text:style-name="P3"><text:span text:style-name="T3">BLAZEGRAP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2 Rectángulo" draw:style-name="gr4" draw:text-style-name="P4" draw:layer="layout" svg:width="7.6cm" svg:height="0.925cm" svg:x="15.2cm" svg:y="10.367cm">
          <text:p text:style-name="P1"><text:span text:style-name="T4">&lt;</text:span><text:span text:style-name="T5">http://genomic_resources.eu/resource/Prot_B</text:span><text:span text:style-name="T4">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 Conector recto de flecha" draw:style-name="gr5" draw:text-style-name="P5" draw:layer="layout" svg:width="1.312cm" svg:height="1.92cm" svg:x="18.937cm" svg:y="10.9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14 Rectángulo" draw:style-name="gr6" draw:text-style-name="P2" draw:layer="layout" svg:width="2.157cm" svg:height="0.589cm" svg:x="19.655cm" svg:y="9.437cm">
          <text:p text:style-name="P1"><text:span text:style-name="T4">rdfs:lab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5 Rectángulo" draw:style-name="gr7" draw:text-style-name="P2" draw:layer="layout" svg:width="2.12cm" svg:height="0.589cm" svg:x="19.439cm" svg:y="11.627cm">
          <text:p text:style-name="P1"><text:span text:style-name="T4">codified_b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6 Rectángulo" draw:style-name="gr7" draw:text-style-name="P2" draw:layer="layout" svg:width="7.522cm" svg:height="0.589cm" svg:x="15.753cm" svg:y="12.886cm">
          <text:p text:style-name="P1"><text:span text:style-name="T4">&lt;</text:span><text:span text:style-name="T5">http://genomic_resources.eu/resource/Gene_B</text:span><text:span text:style-name="T4">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7 Conector recto de flecha" draw:style-name="gr5" draw:text-style-name="P5" draw:layer="layout" svg:width="1.436cm" svg:height="1.261cm" svg:x="18.937cm" svg:y="9.10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18 Rectángulo" draw:style-name="gr7" draw:text-style-name="P2" draw:layer="layout" svg:width="1.769cm" svg:height="0.589cm" svg:x="19.49cm" svg:y="8.506cm">
          <text:p text:style-name="P1"><text:span text:style-name="T4">Protein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0 Conector recto de flecha" draw:style-name="gr8" draw:text-style-name="P5" draw:layer="layout" svg:width="3.425cm" svg:height="0.003cm" svg:x="8.462cm" svg:y="2.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38 Conector recto de flecha" draw:style-name="gr8" draw:text-style-name="P5" draw:layer="layout" svg:width="1.015cm" svg:height="0.001cm" svg:x="13.76cm" svg:y="3.8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42 Conector recto de flecha" draw:style-name="gr8" draw:text-style-name="P5" draw:layer="layout" svg:width="0.022cm" svg:height="1.593cm" svg:x="19.232cm" svg:y="4.1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54 Elipse" draw:style-name="gr9" draw:text-style-name="P2" draw:layer="layout" svg:width="8.758cm" svg:height="7.669cm" svg:x="15.242cm" svg:y="7.531cm">
          <text:p text:style-name="P3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55 Conector recto de flecha" draw:style-name="gr8" draw:text-style-name="P5" draw:layer="layout" svg:width="0.001cm" svg:height="1.143cm" svg:x="19.255cm" svg:y="6.3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61 Conector recto de flecha" draw:style-name="gr8" draw:text-style-name="P5" draw:layer="layout" svg:width="1.742cm" svg:height="0.001cm" svg:x="13.499cm" svg:y="11.0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62 Rectángulo" draw:style-name="gr3" draw:text-style-name="P2" draw:layer="layout" svg:width="1.837cm" svg:height="0.674cm" svg:x="11.644cm" svg:y="10.694cm">
          <text:p text:style-name="P3"><text:span text:style-name="T3">PUBB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9 Conector recto de flecha" draw:style-name="gr8" draw:text-style-name="P5" draw:layer="layout" svg:width="2.883cm" svg:height="0.001cm" svg:x="8.74cm" svg:y="11.0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82 Rectángulo" draw:style-name="gr7" draw:text-style-name="P7" draw:layer="layout" svg:width="8.377cm" svg:height="0.841cm" svg:x="2.2cm" svg:y="0.559cm">
          <text:p text:style-name="P6"><text:span text:style-name="T6">http://localhost:8080/resource/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4 Rectángulo" draw:style-name="gr7" draw:text-style-name="P7" draw:layer="layout" svg:width="10.206cm" svg:height="0.841cm" svg:x="14cm" svg:y="0.6cm">
          <text:p text:style-name="P6"><text:span text:style-name="T6">http://genomic-resources.eu/resource/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5 Conector recto de flecha" draw:style-name="gr8" draw:text-style-name="P5" draw:layer="layout" svg:width="3.4cm" svg:height="0.012cm" svg:x="10.4cm" svg:y="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91 Conector recto de flecha" draw:style-name="gr8" draw:text-style-name="P5" draw:layer="layout" svg:width="2.906cm" svg:height="0.001cm" svg:x="11.371cm" svg:y="16.23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128 Rectángulo" draw:style-name="gr3" draw:text-style-name="P2" draw:layer="layout" svg:width="1.837cm" svg:height="0.674cm" svg:x="11.905cm" svg:y="1.962cm">
          <text:p text:style-name="P3"><text:span text:style-name="T3">PUBB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1 Rectángulo" draw:style-name="gr1" draw:text-style-name="P2" draw:layer="layout" svg:width="6.151cm" svg:height="0.589cm" svg:x="2.098cm" svg:y="3.514cm">
          <text:p text:style-name="P1"><text:span text:style-name="T1">http://localhost:8080/page/Prot_B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7 Conector recto de flecha" draw:style-name="gr8" draw:text-style-name="P5" draw:layer="layout" svg:width="3.637cm" svg:height="0.004cm" svg:x="8.251cm" svg:y="3.80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146 Rectángulo" draw:style-name="gr10" draw:text-style-name="P9" draw:layer="layout" svg:width="2.078cm" svg:height="1.773cm" svg:x="8.522cm" svg:y="2.409cm">
          <text:p text:style-name="P8"><text:span text:style-name="T7">3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49 Conector recto de flecha" draw:style-name="gr8" draw:text-style-name="P5" draw:layer="layout" svg:width="3.637cm" svg:height="1.508cm" svg:x="8.247cm" svg:y="2.30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84 Rectángulo" draw:style-name="gr11" draw:text-style-name="P10" draw:layer="layout" svg:width="10.206cm" svg:height="0.841cm" svg:x="14.394cm" svg:y="15.759cm">
          <text:p text:style-name="P6"><text:span text:style-name="T6">http://genomic-resources.eu/resource/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2 Rectángulo" draw:style-name="gr12" draw:text-style-name="P10" draw:layer="layout" svg:width="8.377cm" svg:height="0.841cm" svg:x="2.623cm" svg:y="15.8cm">
          <text:p text:style-name="P6"><text:span text:style-name="T6">http://localhost:8080/resource/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1" draw:layer="layout" svg:width="7.4cm" svg:height="3.2cm" svg:x="1.2cm" svg:y="9.6cm">
          <draw:image xlink:href="Pictures/10000000000002F70000014E37B9FE4B.png" xlink:type="simple" xlink:show="embed" xlink:actuate="onLoad">
            <text:p/>
          </draw:image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En_20_blanco" presentation:presentation-page-layout-name="AL1T0">
        <draw:custom-shape draw:name="8 Rectángulo" draw:style-name="gr15" draw:text-style-name="P4" draw:layer="Diseinua" svg:width="6.363cm" svg:height="0.589cm" svg:x="2.098cm" svg:y="2.009cm">
          <text:p text:style-name="P12"><text:span text:style-name="T1">http://localhost:8080/resource/Prot_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Rectángulo" draw:style-name="gr16" draw:text-style-name="P4" draw:layer="Diseinua" svg:width="8.936cm" svg:height="0.589cm" svg:x="14.767cm" svg:y="3.511cm">
          <text:p text:style-name="P12"><text:span text:style-name="T1">DESCRIBE &lt;http://genomic_resources.eu/resource/Prot_B&gt;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0 Rectángulo" draw:style-name="gr17" draw:text-style-name="P14" draw:layer="Diseinua" svg:width="1.837cm" svg:height="0.674cm" svg:x="11.905cm" svg:y="3.467cm">
          <text:p text:style-name="P13"><text:span text:style-name="T3">PUBB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 Rectángulo" draw:style-name="gr18" draw:text-style-name="P14" draw:layer="Diseinua" svg:width="3.132cm" svg:height="0.674cm" svg:x="17.689cm" svg:y="5.703cm">
          <text:p text:style-name="P13"><text:span text:style-name="T3">BLAZEGRAP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2 Rectángulo" draw:style-name="gr19" draw:text-style-name="P4" draw:layer="Diseinua" svg:width="7.6cm" svg:height="0.925cm" svg:x="15.2cm" svg:y="10.367cm">
          <text:p text:style-name="P12"><text:span text:style-name="T4">&lt;</text:span><text:span text:style-name="T5">http://genomic_resources.eu/resource/Prot_B</text:span><text:span text:style-name="T4">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 Conector recto de flecha" draw:style-name="gr20" draw:text-style-name="P5" draw:layer="Diseinua" svg:width="1.312cm" svg:height="1.92cm" svg:x="18.937cm" svg:y="10.9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14 Rectángulo" draw:style-name="gr21" draw:text-style-name="P4" draw:layer="Diseinua" svg:width="2.157cm" svg:height="0.589cm" svg:x="19.655cm" svg:y="9.437cm">
          <text:p text:style-name="P12"><text:span text:style-name="T4">rdfs:lab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5 Rectángulo" draw:style-name="gr22" draw:text-style-name="P4" draw:layer="Diseinua" svg:width="2.12cm" svg:height="0.589cm" svg:x="19.439cm" svg:y="11.627cm">
          <text:p text:style-name="P12"><text:span text:style-name="T4">codified_b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6 Rectángulo" draw:style-name="gr23" draw:text-style-name="P4" draw:layer="Diseinua" svg:width="7.522cm" svg:height="0.589cm" svg:x="15.753cm" svg:y="12.886cm">
          <text:p text:style-name="P12"><text:span text:style-name="T4">&lt;</text:span><text:span text:style-name="T5">http://genomic_resources.eu/resource/Gene_B</text:span><text:span text:style-name="T4">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7 Conector recto de flecha" draw:style-name="gr20" draw:text-style-name="P5" draw:layer="Diseinua" svg:width="1.436cm" svg:height="1.261cm" svg:x="18.937cm" svg:y="9.10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18 Rectángulo" draw:style-name="gr24" draw:text-style-name="P4" draw:layer="Diseinua" svg:width="1.769cm" svg:height="0.589cm" svg:x="19.49cm" svg:y="8.506cm">
          <text:p text:style-name="P12"><text:span text:style-name="T4">Protein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0 Conector recto de flecha" draw:style-name="gr25" draw:text-style-name="P5" draw:layer="Diseinua" svg:width="3.425cm" svg:height="0.003cm" svg:x="8.462cm" svg:y="2.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38 Conector recto de flecha" draw:style-name="gr25" draw:text-style-name="P5" draw:layer="Diseinua" svg:width="1.015cm" svg:height="0.001cm" svg:x="13.76cm" svg:y="3.8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42 Conector recto de flecha" draw:style-name="gr25" draw:text-style-name="P5" draw:layer="Diseinua" svg:width="0.022cm" svg:height="1.593cm" svg:x="19.232cm" svg:y="4.1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54 Elipse" draw:style-name="gr26" draw:text-style-name="P2" draw:layer="Diseinua" svg:width="8.758cm" svg:height="7.669cm" svg:x="15.242cm" svg:y="7.5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55 Conector recto de flecha" draw:style-name="gr25" draw:text-style-name="P5" draw:layer="Diseinua" svg:width="0.001cm" svg:height="1.143cm" svg:x="19.255cm" svg:y="6.3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61 Conector recto de flecha" draw:style-name="gr25" draw:text-style-name="P5" draw:layer="Diseinua" svg:width="1.742cm" svg:height="0.001cm" svg:x="13.499cm" svg:y="11.0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62 Rectángulo" draw:style-name="gr17" draw:text-style-name="P14" draw:layer="Diseinua" svg:width="1.837cm" svg:height="0.674cm" svg:x="11.644cm" svg:y="10.694cm">
          <text:p text:style-name="P13"><text:span text:style-name="T3">PUBB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9 Conector recto de flecha" draw:style-name="gr25" draw:text-style-name="P5" draw:layer="Diseinua" svg:width="2.424cm" svg:height="0.001cm" svg:x="9.2cm" svg:y="11.0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82 Rectángulo" draw:style-name="gr27" draw:text-style-name="P10" draw:layer="Diseinua" svg:width="8.377cm" svg:height="0.841cm" svg:x="2.2cm" svg:y="0.559cm">
          <text:p text:style-name="P6"><text:span text:style-name="T6">http://localhost:8080/resource/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4 Rectángulo" draw:style-name="gr28" draw:text-style-name="P10" draw:layer="Diseinua" svg:width="10.206cm" svg:height="0.841cm" svg:x="14cm" svg:y="0.6cm">
          <text:p text:style-name="P6"><text:span text:style-name="T6">http://genomic-resources.eu/resource/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5 Conector recto de flecha" draw:style-name="gr25" draw:text-style-name="P5" draw:layer="Diseinua" svg:width="3.4cm" svg:height="0.012cm" svg:x="10.4cm" svg:y="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91 Conector recto de flecha" draw:style-name="gr25" draw:text-style-name="P5" draw:layer="Diseinua" svg:width="2.906cm" svg:height="0.001cm" svg:x="11.371cm" svg:y="16.23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128 Rectángulo" draw:style-name="gr17" draw:text-style-name="P14" draw:layer="Diseinua" svg:width="1.837cm" svg:height="0.674cm" svg:x="11.905cm" svg:y="1.962cm">
          <text:p text:style-name="P13"><text:span text:style-name="T3">PUBB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1 Rectángulo" draw:style-name="gr15" draw:text-style-name="P4" draw:layer="Diseinua" svg:width="6.151cm" svg:height="0.589cm" svg:x="2.098cm" svg:y="3.514cm">
          <text:p text:style-name="P12"><text:span text:style-name="T1">http://localhost:8080/data/Prot_B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7 Conector recto de flecha" draw:style-name="gr25" draw:text-style-name="P5" draw:layer="Diseinua" svg:width="3.637cm" svg:height="0.004cm" svg:x="8.251cm" svg:y="3.80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146 Rectángulo" draw:style-name="gr29" draw:text-style-name="P9" draw:layer="Diseinua" svg:width="2.078cm" svg:height="1.773cm" svg:x="8.522cm" svg:y="2.409cm">
          <text:p text:style-name="P8"><text:span text:style-name="T7">3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49 Conector recto de flecha" draw:style-name="gr25" draw:text-style-name="P5" draw:layer="Diseinua" svg:width="3.637cm" svg:height="1.508cm" svg:x="8.247cm" svg:y="2.30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84 Rectángulo" draw:style-name="gr28" draw:text-style-name="P10" draw:layer="Diseinua" svg:width="10.206cm" svg:height="0.841cm" svg:x="14.394cm" svg:y="15.759cm">
          <text:p text:style-name="P6"><text:span text:style-name="T6">http://genomic-resources.eu/resource/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2 Rectángulo" draw:style-name="gr27" draw:text-style-name="P10" draw:layer="Diseinua" svg:width="8.377cm" svg:height="0.841cm" svg:x="2.623cm" svg:y="15.8cm">
          <text:p text:style-name="P6"><text:span text:style-name="T6">http://localhost:8080/resource/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4 Elipse" draw:style-name="gr9" draw:text-style-name="P2" draw:layer="layout" svg:width="8.758cm" svg:height="7.669cm" svg:x="0.4cm" svg:y="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3 Conector recto de flecha" draw:style-name="gr5" draw:text-style-name="P5" draw:layer="layout" svg:width="1.312cm" svg:height="1.92cm" svg:x="4.262cm" svg:y="1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14 Rectángulo" draw:style-name="gr30" draw:text-style-name="P4" draw:layer="layout" svg:width="2.157cm" svg:height="0.589cm" svg:x="4.98cm" svg:y="9.162cm">
          <text:p text:style-name="P12"><text:span text:style-name="T4">rdfs:lab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5 Rectángulo" draw:style-name="gr31" draw:text-style-name="P4" draw:layer="layout" svg:width="2.12cm" svg:height="0.589cm" svg:x="4.764cm" svg:y="11.352cm">
          <text:p text:style-name="P12"><text:span text:style-name="T4">codified_b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6 Rectángulo" draw:style-name="gr32" draw:text-style-name="P4" draw:layer="layout" svg:width="7.522cm" svg:height="0.589cm" svg:x="1.078cm" svg:y="12.611cm">
          <text:p text:style-name="P12"><text:span text:style-name="T4">&lt;</text:span><text:span text:style-name="T5">http://genomic_resources.eu/resource/Gene_B</text:span><text:span text:style-name="T4">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7 Conector recto de flecha" draw:style-name="gr5" draw:text-style-name="P5" draw:layer="layout" svg:width="1.436cm" svg:height="1.261cm" svg:x="4.262cm" svg:y="8.8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18 Rectángulo" draw:style-name="gr33" draw:text-style-name="P4" draw:layer="layout" svg:width="1.769cm" svg:height="0.589cm" svg:x="4.815cm" svg:y="8.231cm">
          <text:p text:style-name="P12"><text:span text:style-name="T4">Protein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2 Rectángulo" draw:style-name="gr4" draw:text-style-name="P4" draw:layer="layout" svg:width="7.6cm" svg:height="0.925cm" svg:x="0.4cm" svg:y="10.2cm">
          <text:p text:style-name="P12"><text:span text:style-name="T4">&lt;</text:span><text:span text:style-name="T5">http://genomic_resources.eu/resource/Prot_B</text:span><text:span text:style-name="T4">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7 Rectángulo" draw:style-name="gr34" draw:text-style-name="P4" draw:layer="layout" svg:width="6.405cm" svg:height="0.758cm" svg:x="7.408cm" svg:y="1.245cm">
          <text:p text:style-name="P1"><text:span text:style-name="T8">Accept: application/rdf+x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 Unicode MS2" svg:font-family="'Arial Unicode MS'" style:font-family-generic="modern" style:font-pitch="fixed"/>
    <style:font-face style:name="Verdana2" svg:font-family="Verdana" style:font-family-generic="modern" style:font-pitch="fixed"/>
    <style:font-face style:name="Calibri" svg:font-family="Calibri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Arial Unicode MS1" svg:font-family="'Arial Unicode MS'" style:font-family-generic="modern" style:font-pitch="variable"/>
    <style:font-face style:name="Droid Sans Fallback1" svg:font-family="'Droid Sans Fallback'" style:font-family-generic="modern" style:font-pitch="variable"/>
    <style:font-face style:name="Verdana1" svg:font-family="Verdana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2="1" draw:dots2-length="140%" draw:distance="10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u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Betegarririk_20_eta_20_marrarik_20_gabeko_20_objektua" style:display-name="Betegarririk eta marrarik gabeko objektu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s" fo:country="E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s" fo:country="E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En_20_blanc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3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4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zenbakia&gt;</text:page-number></text:span></text:p>
        </draw:text-box>
      </draw:frame>
    </style:handout-master>
    <style:master-page style:name="En_20_blanco" style:display-name="En blanco" style:page-layout-name="PM1" draw:style-name="Mdp1">
      <draw:frame draw:name="1 Marcador de fecha" presentation:style-name="Mpr1" draw:text-style-name="MP4" draw:layer="backgroundobjects" svg:width="5.926cm" svg:height="1.013cm" svg:x="1.27cm" svg:y="17.657cm" presentation:class="date-time" presentation:user-transformed="true">
        <draw:text-box>
          <text:p text:style-name="MP3"><text:span text:style-name="MT2"><text:date style:data-style-name="D1" text:date-value="2016-03-13">2016/03/13</text:date></text:span></text:p>
        </draw:text-box>
      </draw:frame>
      <draw:frame draw:name="2 Marcador de pie de página" presentation:style-name="Mpr1" draw:text-style-name="MP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3 Marcador de número de diapositiva" presentation:style-name="Mpr1" draw:text-style-name="MP4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zenbakia&gt;</text:page-number>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zenbaki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mikel egaña aranguren</meta:initial-creator>
    <meta:editing-cycles>10</meta:editing-cycles>
    <meta:creation-date>2015-11-17T09:07:34</meta:creation-date>
    <dc:date>2016-03-13T15:00:42.839120360</dc:date>
    <meta:editing-duration>PT3M22S</meta:editing-duration>
    <meta:generator>LibreOffice/4.2.8.2$Linux_X86_64 LibreOffice_project/420m0$Build-2</meta:generator>
    <meta:document-statistic meta:object-count="95"/>
    <meta:user-defined meta:name="AppVersion">14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